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0F004EAE98B2787A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3" style:family="graphic" style:parent-style-name="standard">
      <style:graphic-properties draw:textarea-vertical-align="middle" draw:auto-grow-height="false" fo:min-height="5.085cm" fo:min-width="3.819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764cm" svg:height="13.716cm" svg:x="4.826cm" svg:y="0.762cm">
          <draw:image xlink:href="Pictures/1000020100000168000000F004EAE98B2787A49E.png" xlink:type="simple" xlink:show="embed" xlink:actuate="onLoad" loext:mime-type="image/png">
            <text:p/>
          </draw:image>
        </draw:frame>
        <draw:line draw:style-name="gr2" draw:text-style-name="P2" draw:layer="layout" svg:x1="16.51cm" svg:y1="11.176cm" svg:x2="14.478cm" svg:y2="13.208cm">
          <text:p/>
        </draw:line>
        <draw:custom-shape draw:style-name="gr3" draw:text-style-name="P1" draw:layer="layout" svg:width="4.318cm" svg:height="5.334cm" svg:x="11.684cm" svg:y="7.6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4.318cm" svg:height="5.334cm" svg:x="7.112cm" svg:y="0.50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4.318cm" svg:height="5.334cm" svg:x="11.7cm" svg:y="0.76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4:34:32.648128148</meta:creation-date>
    <dc:date>2023-10-27T14:39:19.612804537</dc:date>
    <meta:editing-duration>PT4M46S</meta:editing-duration>
    <meta:editing-cycles>6</meta:editing-cycles>
    <meta:generator>LibreOffice/6.4.7.2$Linux_X86_64 LibreOffice_project/40$Build-2</meta:generator>
    <meta:document-statistic meta:object-count="28"/>
  </office:meta>
</office:document-meta>
</file>